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ans-serif"/>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175cm" fo:margin-left="0.575cm" fo:margin-right="0.249cm" table:align="margins"/>
    </style:style>
    <style:style style:name="Table1.A" style:family="table-column">
      <style:table-column-properties style:column-width="15.344cm" style:rel-column-width="62168*"/>
    </style:style>
    <style:style style:name="Table1.B" style:family="table-column">
      <style:table-column-properties style:column-width="0.831cm" style:rel-column-width="33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1"/>
    <style:style style:name="P2" style:family="paragraph" style:parent-style-name="Standard" style:list-style-name="L1">
      <style:text-properties fo:font-variant="normal" fo:text-transform="none" fo:color="#000000" style:font-name="arial" fo:font-size="9.75pt" fo:letter-spacing="normal" fo:font-style="normal" fo:font-weight="normal"/>
    </style:style>
    <style:style style:name="P3" style:family="paragraph" style:parent-style-name="Standard" style:list-style-name="L2">
      <style:text-properties fo:font-variant="normal" fo:text-transform="none" fo:color="#000000" style:font-name="arial" fo:font-size="9.75pt" fo:letter-spacing="normal" fo:font-style="normal" fo:font-weight="normal"/>
    </style:style>
    <style:style style:name="P4" style:family="paragraph" style:parent-style-name="Standard">
      <style:text-properties fo:font-weight="bold" style:font-weight-asian="bold" style:font-weight-complex="bold"/>
    </style:style>
    <style:style style:name="P5" style:family="paragraph" style:parent-style-name="Standard" style:list-style-name="L2"/>
    <style:style style:name="T1" style:family="text">
      <style:text-properties fo:color="#0000ff" style:font-name="Monospace" fo:font-size="10pt" style:font-name-asian="Monospace" style:font-size-asian="10pt" style:font-name-complex="Monospace" style:font-size-complex="10pt"/>
    </style:style>
    <style:style style:name="T2" style:family="text">
      <style:text-properties fo:color="#1a1a1a" style:font-name="Monospace" fo:font-size="10pt" style:font-name-asian="Monospace" style:font-size-asian="10pt" style:font-name-complex="Monospace" style:font-size-complex="10pt"/>
    </style:style>
    <style:style style:name="T3" style:family="text">
      <style:text-properties fo:color="#008080" style:font-name="Monospace" fo:font-size="10pt" style:font-name-asian="Monospace" style:font-size-asian="10pt" style:font-name-complex="Monospace" style:font-size-complex="10pt"/>
    </style:style>
    <style:style style:name="T4" style:family="text">
      <style:text-properties fo:color="#3f7f7f" style:font-name="Monospace" fo:font-size="10pt" style:font-name-asian="Monospace" style:font-size-asian="10pt" style:font-name-complex="Monospace" style:font-size-complex="10pt"/>
    </style:style>
    <style:style style:name="T5" style:family="text">
      <style:text-properties fo:color="#7f007f" style:font-name="Monospace" fo:font-size="10pt" style:font-name-asian="Monospace" style:font-size-asian="10pt" style:font-name-complex="Monospace" style:font-size-complex="10pt"/>
    </style:style>
    <style:style style:name="T6" style:family="text">
      <style:text-properties fo:color="#2a00ff" style:font-name="Monospace" fo:font-size="10pt" style:font-name-asian="Monospace" style:font-size-asian="10pt" style:font-name-complex="Monospace" style:font-size-complex="10pt"/>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fo:font-variant="normal" fo:text-transform="none" fo:color="#000000" style:font-name="arial" fo:font-size="9.75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abelium Project / Developer Checklist</text:p>
      <table:table table:name="Table1" table:style-name="Table1">
        <table:table-column table:style-name="Table1.A"/>
        <table:table-column table:style-name="Table1.B"/>
        <table:table-row>
          <table:table-cell table:style-name="Table1.A1" office:value-type="string">
            <text:list xml:id="list769086716" text:style-name="L2">
              <text:list-item>
                <text:p text:style-name="P5">You are using SVN HEAD version</text:p>
                <text:p text:style-name="P5">Team/Update must show:</text:p>
                <text:p text:style-name="P5"><text:s/><text:span text:style-name="T1"><text:s text:c="4"/>At revision XX (where XX is HEAD)</text:span></text:p>
              </text:list-item>
            </text:list>
          </table:table-cell>
          <table:table-cell table:style-name="Table1.B1" office:value-type="string">
            <text:p text:style-name="Table_20_Contents"/>
          </table:table-cell>
        </table:table-row>
        <table:table-row>
          <table:table-cell table:style-name="Table1.A2" office:value-type="string">
            <text:list xml:id="list723691530" text:continue-numbering="true" text:style-name="L2">
              <text:list-item>
                <text:p text:style-name="P5">Project / Clean &amp;&amp; Project Build</text:p>
                <text:p text:style-name="P5"/>
                <text:p text:style-name="P5">After that, you don't get any problems in Eclipse's Problems tab</text:p>
              </text:list-item>
            </text:list>
          </table:table-cell>
          <table:table-cell table:style-name="Table1.B2" office:value-type="string">
            <text:p text:style-name="Table_20_Contents"/>
          </table:table-cell>
        </table:table-row>
        <table:table-row>
          <table:table-cell table:style-name="Table1.A2" office:value-type="string">
            <text:list xml:id="list1723719287" text:continue-numbering="true" text:style-name="L2">
              <text:list-item>
                <text:p text:style-name="P5">Red5 is running</text:p>
                <text:p text:style-name="P5"><text:tab/><text:span text:style-name="T7">“ps auxww | grep red5”</text:span> <text:s text:c="2"/>show at least one result (Linux)</text:p>
                <text:p text:style-name="P5">In Wndows, you may want to check the Process List.</text:p>
              </text:list-item>
            </text:list>
          </table:table-cell>
          <table:table-cell table:style-name="Table1.B2" office:value-type="string">
            <text:p text:style-name="Table_20_Contents"/>
          </table:table-cell>
        </table:table-row>
        <table:table-row>
          <table:table-cell table:style-name="Table1.A2" office:value-type="string">
            <text:list xml:id="list262637422" text:continue-numbering="true" text:style-name="L2">
              <text:list-item>
                <text:p text:style-name="P5">Project / Properties / Library Path <text:s/>shows that you are using </text:p>
                <text:p text:style-name="P5">some components:</text:p>
              </text:list-item>
            </text:list>
            <text:p text:style-name="Standard"/>
            <text:p text:style-name="Standard"><text:tab/>At least you will need:</text:p>
            <text:p text:style-name="Standard"><text:tab/><text:tab/> cairngorm.swc</text:p>
            <text:p text:style-name="Standard"><text:tab/><text:tab/>datavisualization.swc</text:p>
            <text:p text:style-name="Standard"><text:tab/><text:tab/>datavisualization_rb.swc</text:p>
            <text:p text:style-name="Standard"><text:tab/><text:tab/>RatingComponent.swc</text:p>
            <text:p text:style-name="Standard"><text:tab/><text:tab/>youtube.swc</text:p>
            <text:p text:style-name="Standard"><text:tab/><text:tab/>as3corelib.swc</text:p>
            <text:list xml:id="list517454281" text:continue-numbering="true" text:style-name="L2">
              <text:list-header>
                <text:p text:style-name="P5">If you want to do some unit testing with Cairngorm methods, you'll also need FlexUnitCustom.swc <text:s text:c="2"/>(warning: notice that it's not FlexUnit but FlexUnitCustom)</text:p>
              </text:list-header>
            </text:list>
          </table:table-cell>
          <table:table-cell table:style-name="Table1.B2" office:value-type="string">
            <text:p text:style-name="Table_20_Contents"/>
          </table:table-cell>
        </table:table-row>
        <table:table-row>
          <table:table-cell table:style-name="Table1.A2" office:value-type="string">
            <text:list xml:id="list1518836032" text:continue-numbering="true" text:style-name="L2">
              <text:list-item>
                <text:p text:style-name="P5">In service-config.xml you should see a line like:</text:p>
                <text:p text:style-name="P5"/>
                <text:p text:style-name="P5"><text:span text:style-name="T3">&lt;</text:span><text:span text:style-name="T4">endpoint </text:span><text:span text:style-name="T5">uri</text:span><text:span text:style-name="T2">=</text:span><text:span text:style-name="T6">"http://localhost/amfphp/gateway.php" </text:span><text:span text:style-name="T5">class</text:span><text:span text:style-name="T2">=</text:span><text:span text:style-name="T6">"flex.messaging.endpoints.AMFEndpoint" </text:span><text:span text:style-name="T3">/&gt;</text:span> </text:p>
              </text:list-item>
            </text:list>
            <text:p text:style-name="Standard"/>
            <text:p text:style-name="Standard"><text:tab/>Make sure that the endpoint URL exists</text:p>
          </table:table-cell>
          <table:table-cell table:style-name="Table1.B2" office:value-type="string">
            <text:p text:style-name="Table_20_Contents"/>
          </table:table-cell>
        </table:table-row>
        <table:table-row>
          <table:table-cell table:style-name="Table1.A2" office:value-type="string">
            <text:list xml:id="list765410440" text:continue-numbering="true" text:style-name="L2">
              <text:list-item>
                <text:p text:style-name="P5">Open the AMFPHP browser and test the babelia (DAO) services.</text:p>
                <text:p text:style-name="P5"><text:s/><text:a xlink:type="simple" xlink:href="http://localhost/amfphp/browser/">http://localhost/amfphp/browser/</text:a></text:p>
              </text:list-item>
            </text:list>
          </table:table-cell>
          <table:table-cell table:style-name="Table1.B2" office:value-type="string">
            <text:p text:style-name="Table_20_Contents"/>
          </table:table-cell>
        </table:table-row>
        <table:table-row>
          <table:table-cell table:style-name="Table1.A2" office:value-type="string">
            <text:list xml:id="list436163742" text:continue-numbering="true" text:style-name="L2">
              <text:list-item>
                <text:p text:style-name="P5"><text:s/>Services in the previous point are located physically in </text:p>
                <text:p text:style-name="P5">$APACHE_DOCUMENT_ROOT/amfphp/services/babelia</text:p>
                <text:p text:style-name="P5"/>
                <text:p text:style-name="P5">Open the Config.php file of that folder and make sure that the variables defined there are ok.</text:p>
              </text:list-item>
            </text:list>
          </table:table-cell>
          <table:table-cell table:style-name="Table1.B2" office:value-type="string">
            <text:p text:style-name="Table_20_Contents"/>
          </table:table-cell>
        </table:table-row>
        <table:table-row>
          <table:table-cell table:style-name="Table1.A2" office:value-type="string">
            <text:list xml:id="list1851811150" text:continue-numbering="true" text:style-name="L2">
              <text:list-item>
                <text:p text:style-name="P5">Make sure that the AMFPHP configuration file <text:s/>globals.php contains the following lines:</text:p>
                <text:p text:style-name="P5"/>
                <text:p text:style-name="P5"><text:s text:c="2"/>$servicesPath = "services/"; </text:p>
                <text:p text:style-name="P5"><text:s text:c="2"/>$voPath = "services/"; </text:p>
                <text:p text:style-name="P5"><text:s/></text:p>
                <text:p text:style-name="P5">(Notice that in default installations $voPath=”services/vo/”, so you will have to change that)</text:p>
              </text:list-item>
            </text:list>
          </table:table-cell>
          <table:table-cell table:style-name="Table1.B2" office:value-type="string">
            <text:p text:style-name="Table_20_Contents"/>
          </table:table-cell>
        </table:table-row>
        <table:table-row>
          <table:table-cell table:style-name="Table1.A2" office:value-type="string">
            <text:list xml:id="list1968261820" text:continue-numbering="true" text:style-name="L2">
              <text:list-item>
                <text:p text:style-name="P5">You have a working webcam attached to your computer </text:p>
              </text:list-item>
            </text:list>
          </table:table-cell>
          <table:table-cell table:style-name="Table1.B2" office:value-type="string">
            <text:p text:style-name="Table_20_Contents"/>
          </table:table-cell>
        </table:table-row>
        <table:table-row>
          <table:table-cell table:style-name="Table1.A2" office:value-type="string">
            <text:list xml:id="list206318855" text:continue-numbering="true" text:style-name="L2">
              <text:list-item>
                <text:p text:style-name="P5"><text:s/>You have the Flash Plugin 10 DEBUG version installed</text:p>
              </text:list-item>
            </text:list>
          </table:table-cell>
          <table:table-cell table:style-name="Table1.B2" office:value-type="string">
            <text:p text:style-name="Table_20_Contents"/>
          </table:table-cell>
        </table:table-row>
        <table:table-row>
          <table:table-cell table:style-name="Table1.A2" office:value-type="string">
            <text:list xml:id="list75221161" text:continue-numbering="true" text:style-name="L2">
              <text:list-item>
                <text:p text:style-name="P5"><text:s/><text:span text:style-name="T9">Make sure that you are using at least a Flex 3.2 SDK version (and always a Flex 3.x version - specifically, the Flex 4.x version is not supported)</text:span> </text:p>
              </text:list-item>
            </text:list>
          </table:table-cell>
          <table:table-cell table:style-name="Table1.B2" office:value-type="string">
            <text:p text:style-name="Table_20_Contents"/>
          </table:table-cell>
        </table:table-row>
        <text:soft-page-break/>
        <table:table-row>
          <table:table-cell table:style-name="Table1.A2" office:value-type="string">
            <text:list xml:id="list1181431877" text:continue-numbering="true" text:style-name="L2">
              <text:list-item>
                <text:p text:style-name="P5"><text:s/>You have executed the 2<text:span text:style-name="T8">nd</text:span> and 5<text:span text:style-name="T8">th</text:span> following ant scripts:</text:p>
                <text:list>
                  <text:list-header>
                    <text:p text:style-name="P5">$ ant -projecthelp </text:p>
                  </text:list-header>
                  <text:list-item>
                    <text:p text:style-name="P5"><text:s/>BackupDB <text:s text:c="7"/>Backup de la BD </text:p>
                  </text:list-item>
                  <text:list-item>
                    <text:p text:style-name="P5"><text:s/>createTables <text:s text:c="3"/>Recrear tablas (esquema y datos) </text:p>
                  </text:list-item>
                  <text:list-item>
                    <text:p text:style-name="P5"><text:s/>deleteDBTables <text:s/>Borrar BD </text:p>
                  </text:list-item>
                  <text:list-item>
                    <text:p text:style-name="P5"><text:s/>deployImages <text:s text:c="3"/>Copiar imagenes </text:p>
                  </text:list-item>
                  <text:list-item>
                    <text:p text:style-name="P5"><text:s/>deployServices <text:s/>Copiar servicios </text:p>
                  </text:list-item>
                  <text:list-item>
                    <text:p text:style-name="P5"><text:s/>deployVideos <text:s text:c="3"/>Copiar videos </text:p>
                  </text:list-item>
                  <text:list-item>
                    <text:p text:style-name="P5"><text:s/>main <text:s text:c="11"/>Compilar Babelia, incluyendo locales </text:p>
                  </text:list-item>
                  <text:list-item>
                    <text:p text:style-name="P5"><text:s/>svn-checkout <text:s text:c="3"/>checkout desde Subversion (XP-dev) </text:p>
                  </text:list-item>
                </text:list>
              </text:list-item>
            </text:list>
          </table:table-cell>
          <table:table-cell table:style-name="Table1.B2" office:value-type="string">
            <text:p text:style-name="Table_20_Contents"/>
          </table:table-cell>
        </table:table-row>
        <table:table-row>
          <table:table-cell table:style-name="Table1.A2" office:value-type="string">
            <text:list xml:id="list1366980595" text:continue-numbering="true" text:style-name="L2">
              <text:list-item>
                <text:p text:style-name="P3">If you get this error message "A problem occurred when opening project "babelia". Try quitting and restarting the application.If the problem persists, you might be using an unsupported project version, or your project files might be corrupted."</text:p>
              </text:list-item>
            </text:list>
            <text:p text:style-name="Standard">It's due to the lack of a correct .actionScriptProperties file. Try to generate one Flex project independent of Babelia and copy the .actionScriptProperties to the Babelia Project folder.</text:p>
          </table:table-cell>
          <table:table-cell table:style-name="Table1.B2" office:value-type="string">
            <text:p text:style-name="Table_20_Contents"/>
          </table:table-cell>
        </table:table-row>
      </table:table>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ans-serif"/>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6T19:23:35</meta:creation-date>
    <dc:date>2009-09-30T12:09:40</dc:date>
    <meta:editing-duration>PT01H55M18S</meta:editing-duration>
    <meta:editing-cycles>4</meta:editing-cycles>
    <meta:generator>OpenOffice.org/3.1$Linux OpenOffice.org_project/310m11$Build-9399</meta:generator>
    <meta:document-statistic meta:table-count="1" meta:image-count="0" meta:object-count="0" meta:page-count="2" meta:paragraph-count="48" meta:word-count="376" meta:character-count="2558"/>
  </office:meta>
</office:document-meta>
</file>